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7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1.095cm" fo:min-width="0.72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cm"/>
    </style:style>
    <style:style style:name="gr13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4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49cm" fo:min-width="0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48cm" fo:min-width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18pt" style:font-size-complex="18pt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="solid" draw:fill-color="#ffffff"/>
      <style:text-properties fo:font-size="9pt" style:font-size-asian="18pt" style:font-size-complex="18pt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3cm" svg:height="1.3cm" svg:x="4.7cm" svg:y="5.4cm">
          <text:p text:style-name="P1"><text:span text:style-name="T1">RENOUVE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7.3cm" svg:height="1.3cm" svg:x="4.7cm" svg:y="8.6cm">
          <text:p text:style-name="P1"><text:span text:style-name="T1">NON RENOUVE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3cm" svg:height="1.3cm" svg:x="4.725cm" svg:y="12.91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1cm">
          <text:p text:style-name="P1"><text:span text:style-name="T2">gramc v 2.1.x - Etats d’un projet</text:span></text:p>
          <text:p text:style-name="P1">cf. ProjetWorkflow.php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03cm" svg:height="0.963cm" svg:x="8.298cm" svg:y="6.98cm">
          <draw:text-box>
            <text:p><text:span text:style-name="T3">CLK_VAL_EXP_KO</text:span></text:p>
          </draw:text-box>
        </draw:frame>
        <draw:frame draw:style-name="gr4" draw:text-style-name="P4" draw:layer="layout" svg:width="3.03cm" svg:height="0.763cm" svg:x="8.443cm" svg:y="10.59cm">
          <draw:text-box>
            <text:p><text:span text:style-name="T3">CLK_SESS_FIN</text:span></text:p>
          </draw:text-box>
        </draw:frame>
        <draw:connector draw:style-name="gr5" draw:text-style-name="P5" draw:layer="layout" draw:type="curve" draw:line-skew="-0.479cm" svg:x1="4.7cm" svg:y1="6.05cm" svg:x2="4.725cm" svg:y2="13.56cm" draw:start-shape="id1" draw:start-glue-point="3" draw:end-shape="id2" svg:d="M4700 6050c-1470 0-1482 7510 25 7510" svg:viewBox="0 0 1130 7511">
          <text:p/>
        </draw:connector>
        <draw:connector draw:style-name="gr5" draw:text-style-name="P5" draw:layer="layout" draw:type="line" svg:x1="8.35cm" svg:y1="9.9cm" svg:x2="8.375cm" svg:y2="12.91cm" draw:start-shape="id3" draw:start-glue-point="2" draw:end-shape="id2" draw:end-glue-point="0" svg:d="M8350 9900l25 3010" svg:viewBox="0 0 26 3011">
          <text:p/>
        </draw:connector>
        <draw:connector draw:style-name="gr5" draw:text-style-name="P5" draw:layer="layout" draw:type="line" svg:x1="8.35cm" svg:y1="6.7cm" svg:x2="8.35cm" svg:y2="8.6cm" draw:start-shape="id1" draw:start-glue-point="2" draw:end-shape="id3" draw:end-glue-point="0" svg:d="M8350 6700v1900" svg:viewBox="0 0 1 1901">
          <text:p/>
        </draw:connector>
        <draw:frame draw:style-name="gr6" draw:text-style-name="P6" draw:layer="layout" svg:width="2.199cm" svg:height="0.607cm" svg:x="2.598cm" svg:y="10.733cm">
          <draw:text-box>
            <text:p><text:span text:style-name="T3">CLK_FERM</text:span></text:p>
          </draw:text-box>
        </draw:frame>
        <draw:custom-shape draw:style-name="gr7" draw:text-style-name="P7" draw:layer="layout" svg:width="0.499cm" svg:height="0.501cm" svg:x="7.6cm" svg:y="3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cm" svg:y1="4.1cm" svg:x2="7.9cm" svg:y2="5.4cm">
          <text:p/>
        </draw:line>
        <draw:custom-shape draw:style-name="gr8" draw:text-style-name="P8" draw:layer="layout" svg:width="1.732cm" svg:height="1.901cm" svg:x="-9.236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4" draw:id="id4" draw:layer="layout" svg:width="0.499cm" svg:height="0.501cm" svg:x="10.722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9" draw:layer="layout" draw:type="curve" svg:x1="8.375cm" svg:y1="14.21cm" svg:x2="10.722cm" svg:y2="15.751cm" draw:start-shape="id2" draw:start-glue-point="2" draw:end-shape="id4" draw:end-glue-point="6" svg:d="M8375 14210c0 1028 782 1541 2347 1541" svg:viewBox="0 0 2348 1542">
          <text:p/>
        </draw:connector>
      </draw:page>
      <draw:page draw:name="page2" draw:style-name="dp1" draw:master-page-name="Standard">
        <draw:custom-shape draw:style-name="gr1" draw:text-style-name="P2" xml:id="id7" draw:id="id7" draw:layer="layout" svg:width="7.3cm" svg:height="1.3cm" svg:x="4.701cm" svg:y="5.376cm">
          <text:p text:style-name="P1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7.3cm" svg:height="1.3cm" svg:x="4.701cm" svg:y="8.576cm">
          <text:p text:style-name="P1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7.3cm" svg:height="1.3cm" svg:x="4.701cm" svg:y="15.176cm">
          <text:p text:style-name="P1"><text:span text:style-name="T1">ACTIF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7.3cm" svg:height="1.3cm" svg:x="16.001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7.3cm" svg:height="1.3cm" svg:x="16.101cm" svg:y="8.476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01cm" svg:y="1.076cm">
          <text:p text:style-name="P1">gramc v 2.0.x - Etats d’un projet test</text:p>
          <text:p text:style-name="P1">cf. ProjetWorkflow.php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754cm" svg:height="0.607cm" svg:x="5.701cm" svg:y="7.076cm">
          <draw:text-box>
            <text:p><text:span text:style-name="T3">CLK_VAL_DEM</text:span></text:p>
          </draw:text-box>
        </draw:frame>
        <draw:frame draw:style-name="gr11" draw:text-style-name="P4" draw:layer="layout" svg:width="3.4cm" svg:height="0.699cm" svg:x="5.101cm" svg:y="12.177cm">
          <draw:text-box>
            <text:p><text:span text:style-name="T3">CLK_VAL_EXP_OK</text:span></text:p>
          </draw:text-box>
        </draw:frame>
        <draw:connector draw:style-name="gr5" draw:text-style-name="P5" draw:layer="layout" draw:type="line" svg:x1="8.351cm" svg:y1="9.876cm" svg:x2="8.351cm" svg:y2="15.176cm" draw:start-shape="id5" draw:start-glue-point="2" draw:end-shape="id6" draw:end-glue-point="0" svg:d="M8351 9876v5300" svg:viewBox="0 0 1 5301">
          <text:p/>
        </draw:connector>
        <draw:connector draw:style-name="gr5" draw:text-style-name="P5" draw:layer="layout" draw:type="line" svg:x1="8.351cm" svg:y1="6.676cm" svg:x2="8.351cm" svg:y2="8.576cm" draw:start-shape="id7" draw:start-glue-point="2" draw:end-shape="id5" draw:end-glue-point="0" svg:d="M8351 6676v1900" svg:viewBox="0 0 1 1901">
          <text:p/>
        </draw:connector>
        <draw:frame draw:style-name="gr11" draw:text-style-name="P4" draw:layer="layout" svg:width="4.1cm" svg:height="0.699cm" svg:x="18.882cm" svg:y="5.577cm">
          <draw:text-box>
            <text:p><text:span text:style-name="T3">DAT_JAN</text:span></text:p>
          </draw:text-box>
        </draw:frame>
        <draw:frame draw:style-name="gr10" draw:text-style-name="P4" draw:layer="layout" svg:width="2.454cm" svg:height="0.607cm" svg:x="18.73cm" svg:y="6.386cm">
          <draw:text-box>
            <text:p><text:span text:style-name="T3">CLK_FERM</text:span></text:p>
          </draw:text-box>
        </draw:frame>
        <draw:line draw:style-name="gr5" draw:text-style-name="P5" draw:layer="layout" svg:x1="12.001cm" svg:y1="9.176cm" svg:x2="16.101cm" svg:y2="9.176cm">
          <text:p/>
        </draw:line>
        <draw:frame draw:style-name="gr10" draw:text-style-name="P4" draw:layer="layout" svg:width="2.454cm" svg:height="0.607cm" svg:x="13.447cm" svg:y="9.17cm">
          <draw:text-box>
            <text:p><text:span text:style-name="T3">CLK_FERM</text:span></text:p>
          </draw:text-box>
        </draw:frame>
        <draw:frame draw:style-name="gr10" draw:text-style-name="P4" draw:layer="layout" svg:width="2.454cm" svg:height="0.607cm" svg:x="12.947cm" svg:y="15.871cm">
          <draw:text-box>
            <text:p><text:span text:style-name="T3">DAT_JAN</text:span></text:p>
          </draw:text-box>
        </draw:frame>
        <draw:connector draw:style-name="gr5" draw:text-style-name="P5" xml:id="id12" draw:id="id12" draw:layer="layout" draw:type="curve" svg:x1="12.001cm" svg:y1="15.826cm" svg:x2="12.001cm" svg:y2="15.826cm" draw:start-shape="id6" draw:end-shape="id6" svg:d="M12001 15826z" svg:viewBox="0 0 1 1">
          <text:p/>
        </draw:connector>
        <draw:custom-shape draw:style-name="gr7" draw:text-style-name="P7" draw:layer="layout" svg:width="0.499cm" svg:height="0.501cm" svg:x="7.601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01cm" svg:y1="4.076cm" svg:x2="7.901cm" svg:y2="5.376cm">
          <text:p/>
        </draw:line>
        <draw:custom-shape draw:style-name="gr7" draw:text-style-name="P7" xml:id="id9" draw:id="id9" draw:layer="layout" svg:width="0.499cm" svg:height="0.501cm" svg:x="21.801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651cm" svg:y1="16.476cm" svg:x2="21.801cm" svg:y2="17.926cm" draw:start-shape="id8" draw:end-shape="id9" draw:end-glue-point="6" svg:d="M19651 16476c0 967 716 1450 2150 1450" svg:viewBox="0 0 2151 1451">
          <text:p/>
        </draw:connector>
        <draw:custom-shape draw:style-name="gr7" draw:text-style-name="P7" xml:id="id11" draw:id="id11" draw:layer="layout" svg:width="0.499cm" svg:height="0.501cm" svg:x="21.801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751cm" svg:y1="9.776cm" svg:x2="21.874cm" svg:y2="10.903cm" draw:start-shape="id10" draw:start-glue-point="2" draw:end-shape="id11" draw:end-glue-point="7" svg:d="M19751 9776c0 752 707 1127 2123 1127" svg:viewBox="0 0 2124 1128">
          <text:p/>
        </draw:connector>
        <draw:connector draw:style-name="gr5" draw:text-style-name="P5" draw:layer="layout" draw:type="line" svg:x1="12.001cm" svg:y1="15.826cm" svg:x2="16.001cm" svg:y2="15.826cm" draw:start-shape="id12" draw:start-glue-point="0" draw:end-shape="id8" svg:d="M12001 15826h4000" svg:viewBox="0 0 4001 1">
          <text:p/>
        </draw:connector>
        <draw:frame draw:style-name="gr10" draw:text-style-name="P4" draw:layer="layout" svg:width="2.454cm" svg:height="0.607cm" svg:x="12.947cm" svg:y="15.172cm">
          <draw:text-box>
            <text:p><text:span text:style-name="T3">CLK_FERM</text:span></text:p>
          </draw:text-box>
        </draw:frame>
        <draw:frame draw:style-name="gr3" draw:text-style-name="P4" draw:layer="layout" svg:width="3.498cm" svg:height="0.963cm" svg:x="12.403cm" svg:y="8.471cm">
          <draw:text-box>
            <text:p><text:span text:style-name="T3">CLK_VAL_EXP_KO</text:span></text:p>
          </draw:text-box>
        </draw:frame>
        <draw:frame draw:style-name="gr12" draw:text-style-name="P4" draw:layer="layout" svg:width="1.918cm" svg:height="0.613cm" svg:x="13.703cm" svg:y="9.772cm">
          <draw:text-box>
            <text:p><text:span text:style-name="T3">DAT_JAN</text:span></text:p>
          </draw:text-box>
        </draw:frame>
        <draw:connector draw:style-name="gr5" draw:text-style-name="P5" draw:layer="layout" draw:type="curve" draw:line-skew="-0.424cm" svg:x1="4.675cm" svg:y1="9.237cm" svg:x2="4.675cm" svg:y2="6.037cm" svg:d="M4675 9237c-1387 0-1387-3200 0-3200" svg:viewBox="0 0 1041 3201">
          <text:p/>
        </draw:connector>
        <draw:frame draw:style-name="gr11" draw:text-style-name="P4" draw:layer="layout" svg:width="2.337cm" svg:height="0.699cm" svg:x="1.602cm" svg:y="7.311cm">
          <draw:text-box>
            <text:p><text:span text:style-name="T3">CLK_ARR</text:span></text:p>
          </draw:text-box>
        </draw:frame>
        <draw:connector draw:style-name="gr5" draw:text-style-name="P5" draw:layer="layout" draw:type="curve" svg:x1="12.001cm" svg:y1="6.026cm" svg:x2="23.401cm" svg:y2="9.126cm" draw:start-shape="id7" draw:start-glue-point="1" draw:end-shape="id10" draw:end-glue-point="1" svg:d="M12001 6026c17853 0 12153 3100 11400 3100" svg:viewBox="0 0 12858 3101">
          <text:p/>
        </draw:connector>
      </draw:page>
      <draw:page draw:name="page3" draw:style-name="dp1" draw:master-page-name="Standard">
        <draw:connector draw:style-name="gr13" draw:text-style-name="P5" draw:layer="layout" draw:type="curve" draw:line-skew="1.425cm" svg:x1="19.75cm" svg:y1="6.675cm" svg:x2="12cm" svg:y2="15.826cm" draw:start-shape="id13" draw:start-glue-point="2" draw:end-shape="id14" draw:end-glue-point="0" svg:d="M19750 6675c0 9001-7750 4426-7750 9151" svg:viewBox="0 0 7751 9152">
          <text:p/>
        </draw:connector>
        <draw:connector draw:style-name="gr5" draw:text-style-name="P5" draw:layer="layout" draw:type="curve" svg:x1="8.347cm" svg:y1="16.451cm" svg:x2="4.7cm" svg:y2="6.026cm" draw:end-shape="id15" draw:end-glue-point="3" svg:d="M8347 16451c-6222 0-4398-10425-3647-10425" svg:viewBox="0 0 4487 10426">
          <text:p/>
        </draw:connector>
        <draw:custom-shape draw:style-name="gr14" draw:text-style-name="P2" xml:id="id13" draw:id="id13" draw:layer="layout" svg:width="7.3cm" svg:height="1.299cm" svg:x="16.1cm" svg:y="5.376cm">
          <text:p text:style-name="P1"><text:span text:style-name="T1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7.3cm" svg:height="1.3cm" svg:x="4.7cm" svg:y="5.376cm">
          <text:p text:style-name="P1"><text:span text:style-name="T1">EDITION_DE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7.3cm" svg:height="1.3cm" svg:x="4.7cm" svg:y="8.576cm">
          <text:p text:style-name="P1"><text:span text:style-name="T1">EDITION_EXPERT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7.3cm" svg:height="1.3cm" svg:x="4.7cm" svg:y="11.876cm">
          <text:p text:style-name="P1"><text:span text:style-name="T1">EN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7.3cm" svg:height="1.3cm" svg:x="4.7cm" svg:y="15.176cm">
          <text:p text:style-name="P1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7.3cm" svg:height="1.3cm" svg:x="16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7.3cm" svg:height="1.3cm" svg:x="16.1cm" svg:y="8.476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076cm">
          <text:p text:style-name="P1">gramc v 2.0.0 - Etats d’une version</text:p>
          <text:p text:style-name="P1">cf. VersionWorkflow.php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.754cm" svg:height="0.607cm" svg:x="5.7cm" svg:y="7.076cm">
          <draw:text-box>
            <text:p><text:span text:style-name="T3">CLK_VAL_DEM</text:span></text:p>
          </draw:text-box>
        </draw:frame>
        <draw:frame draw:style-name="gr11" draw:text-style-name="P4" draw:layer="layout" svg:width="3.4cm" svg:height="0.699cm" svg:x="5.1cm" svg:y="10.277cm">
          <draw:text-box>
            <text:p><text:span text:style-name="T3">CLK_VAL_EXP_OK</text:span></text:p>
          </draw:text-box>
        </draw:frame>
        <draw:connector draw:style-name="gr5" draw:text-style-name="P5" draw:layer="layout" draw:type="line" svg:x1="8.35cm" svg:y1="9.876cm" svg:x2="8.35cm" svg:y2="11.876cm" draw:start-shape="id16" draw:start-glue-point="2" draw:end-shape="id17" draw:end-glue-point="0" svg:d="M8350 9876v2000" svg:viewBox="0 0 1 2001">
          <text:p/>
        </draw:connector>
        <draw:connector draw:style-name="gr5" draw:text-style-name="P5" draw:layer="layout" draw:type="line" svg:x1="8.35cm" svg:y1="6.676cm" svg:x2="8.35cm" svg:y2="8.576cm" draw:start-shape="id15" draw:start-glue-point="2" draw:end-shape="id16" draw:end-glue-point="0" svg:d="M8350 6676v1900" svg:viewBox="0 0 1 1901">
          <text:p/>
        </draw:connector>
        <draw:connector draw:style-name="gr5" draw:text-style-name="P5" draw:layer="layout" draw:type="line" svg:x1="8.35cm" svg:y1="13.176cm" svg:x2="8.35cm" svg:y2="15.176cm" draw:start-shape="id17" draw:start-glue-point="2" draw:end-shape="id18" svg:d="M8350 13176v2000" svg:viewBox="0 0 1 2001">
          <text:p/>
        </draw:connector>
        <draw:connector draw:style-name="gr5" draw:text-style-name="P5" draw:layer="layout" draw:type="line" svg:x1="12cm" svg:y1="6.026cm" svg:x2="16.1cm" svg:y2="9.126cm" draw:start-shape="id15" draw:start-glue-point="1" draw:end-shape="id19" svg:d="M12000 6026l4100 3100" svg:viewBox="0 0 4101 3101">
          <text:p/>
        </draw:connector>
        <draw:frame draw:style-name="gr11" draw:text-style-name="P4" draw:layer="layout" svg:width="2.261cm" svg:height="0.699cm" draw:transform="rotate (-0.628143997792759) translate (12.796cm 5.838cm)">
          <draw:text-box>
            <text:p><text:span text:style-name="T3">CLK_FERM</text:span></text:p>
          </draw:text-box>
        </draw:frame>
        <draw:line draw:style-name="gr5" draw:text-style-name="P5" draw:layer="layout" svg:x1="12cm" svg:y1="9.176cm" svg:x2="16.1cm" svg:y2="9.176cm">
          <text:p/>
        </draw:line>
        <draw:frame draw:style-name="gr3" draw:text-style-name="P4" draw:layer="layout" svg:width="3.829cm" svg:height="0.963cm" svg:x="12.071cm" svg:y="9.17cm">
          <draw:text-box>
            <text:p><text:span text:style-name="T3">CLK_VAL_EXP_CONT,</text:span></text:p>
            <text:p><text:span text:style-name="T3">CLK_VAL_EXP_KO</text:span></text:p>
          </draw:text-box>
        </draw:frame>
        <draw:connector draw:style-name="gr5" draw:text-style-name="P5" draw:layer="layout" draw:type="curve" draw:line-skew="-0.424cm" svg:x1="4.7cm" svg:y1="9.226cm" svg:x2="4.7cm" svg:y2="6.026cm" draw:start-shape="id16" draw:end-shape="id15" draw:end-glue-point="3" svg:d="M4700 9226c-1387 0-1387-3200 0-3200" svg:viewBox="0 0 1041 3201">
          <text:p/>
        </draw:connector>
        <draw:frame draw:style-name="gr6" draw:text-style-name="P6" draw:layer="layout" svg:width="2.454cm" svg:height="0.607cm" svg:x="2.646cm" svg:y="7.369cm">
          <draw:text-box>
            <text:p><text:span text:style-name="T3">CLK_ARR</text:span></text:p>
          </draw:text-box>
        </draw:frame>
        <draw:frame draw:style-name="gr15" draw:text-style-name="P6" draw:layer="layout" svg:width="4.1cm" svg:height="0.699cm" svg:x="6.4cm" svg:y="13.577cm">
          <draw:text-box>
            <text:p><text:span text:style-name="T3">DAT_JAN, DAT_JUIL</text:span></text:p>
          </draw:text-box>
        </draw:frame>
        <draw:frame draw:style-name="gr10" draw:text-style-name="P4" draw:layer="layout" svg:width="2.454cm" svg:height="0.607cm" svg:x="12.146cm" svg:y="15.771cm">
          <draw:text-box>
            <text:p><text:span text:style-name="T3">DAT_JAN</text:span></text:p>
          </draw:text-box>
        </draw:frame>
        <draw:connector draw:style-name="gr5" draw:text-style-name="P5" xml:id="id14" draw:id="id14" draw:layer="layout" draw:type="curve" svg:x1="12cm" svg:y1="15.826cm" svg:x2="12cm" svg:y2="15.826cm" draw:start-shape="id18" draw:end-shape="id18" svg:d="M12000 15826z" svg:viewBox="0 0 1 1">
          <text:p/>
        </draw:connector>
        <draw:frame draw:style-name="gr16" draw:text-style-name="P6" draw:layer="layout" svg:width="2.9cm" svg:height="0.698cm" svg:x="1cm" svg:y="9.078cm">
          <draw:text-box>
            <text:p><text:span text:style-name="T3">CLK_DEMANDE</text:span></text:p>
          </draw:text-box>
        </draw:frame>
        <draw:connector draw:style-name="gr5" draw:text-style-name="P5" draw:layer="layout" draw:type="curve" draw:line-skew="-0.597cm 2.875cm" svg:x1="19.75cm" svg:y1="5.376cm" svg:x2="23.3cm" svg:y2="15.826cm" draw:start-shape="id13" draw:start-glue-point="0" draw:end-shape="id20" draw:end-glue-point="1" svg:d="M19750 5376c0-1648 3514-1373 5705 1651s3060 8799-2155 8799" svg:viewBox="0 0 7427 11453">
          <text:p/>
        </draw:connector>
        <draw:frame draw:style-name="gr16" draw:text-style-name="P6" draw:layer="layout" svg:width="2.9cm" svg:height="0.698cm" svg:x="12.6cm" svg:y="3.778cm">
          <draw:text-box>
            <text:p><text:span text:style-name="T3">CLK_DEMANDE</text:span></text:p>
          </draw:text-box>
        </draw:frame>
        <draw:frame draw:style-name="gr17" draw:text-style-name="P6" draw:layer="layout" svg:width="3.9cm" svg:height="0.661cm" svg:x="11.982cm" svg:y="13.461cm">
          <draw:text-box>
            <text:p><text:span text:style-name="T3">CLK_VAL_EXP_OK</text:span></text:p>
          </draw:text-box>
        </draw:frame>
        <draw:custom-shape draw:style-name="gr7" draw:text-style-name="P7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7.9cm" svg:y1="4.076cm" svg:x2="7.9cm" svg:y2="5.376cm">
          <text:p/>
        </draw:line>
        <draw:custom-shape draw:style-name="gr7" draw:text-style-name="P7" xml:id="id21" draw:id="id21" draw:layer="layout" svg:width="0.499cm" svg:height="0.501cm" svg:x="21.8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65cm" svg:y1="16.476cm" svg:x2="21.8cm" svg:y2="17.926cm" draw:start-shape="id20" draw:end-shape="id21" draw:end-glue-point="6" svg:d="M19650 16476c0 967 716 1450 2150 1450" svg:viewBox="0 0 2151 1451">
          <text:p/>
        </draw:connector>
        <draw:custom-shape draw:style-name="gr7" draw:text-style-name="P7" xml:id="id22" draw:id="id22" draw:layer="layout" svg:width="0.499cm" svg:height="0.501cm" svg:x="21.8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19.75cm" svg:y1="9.776cm" svg:x2="21.873cm" svg:y2="10.903cm" draw:start-shape="id19" draw:start-glue-point="2" draw:end-shape="id22" draw:end-glue-point="7" svg:d="M19750 9776c0 752 707 1127 2123 1127" svg:viewBox="0 0 2124 1128">
          <text:p/>
        </draw:connector>
        <draw:frame draw:style-name="gr11" draw:text-style-name="P4" draw:layer="layout" svg:width="4.1cm" svg:height="0.699cm" draw:transform="rotate (-0.628143997792759) translate (11.997cm 6.239cm)">
          <draw:text-box>
            <text:p><text:span text:style-name="T3">DAT_JAN, DAT_JUIL</text:span></text:p>
          </draw:text-box>
        </draw:frame>
        <draw:connector draw:style-name="gr5" draw:text-style-name="P5" draw:layer="layout" svg:x1="12cm" svg:y1="15.826cm" svg:x2="16cm" svg:y2="15.826cm" draw:start-shape="id14" draw:start-glue-point="0" draw:end-shape="id20" svg:d="M12000 15826h4000" svg:viewBox="0 0 4001 1">
          <text:p/>
        </draw:connector>
        <draw:frame draw:style-name="gr18" draw:text-style-name="P6" draw:layer="layout" svg:width="3.4cm" svg:height="1.319cm" svg:x="24.323cm" svg:y="7.777cm">
          <draw:text-box>
            <text:p><text:span text:style-name="T3">DAT_JAN</text:span></text:p>
            <text:p><text:span text:style-name="T3">DAT_JUI</text:span></text:p>
            <text:p><text:span text:style-name="T3">CLK_F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19-02-01T11:56:34.998071500</dc:date>
    <meta:editing-duration>PT2H34M25S</meta:editing-duration>
    <meta:editing-cycles>26</meta:editing-cycles>
    <meta:generator>LibreOffice/5.1.6.2$Linux_X86_64 LibreOffice_project/10m0$Build-2</meta:generator>
    <meta:print-date>2019-02-01T11:42:19.983560782</meta:print-date>
    <meta:document-statistic meta:object-count="81"/>
  </office:meta>
</office:document-meta>
</file>